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942cm" style:rel-column-width="2235*"/>
    </style:style>
    <style:style style:name="Table1.B" style:family="table-column">
      <style:table-column-properties style:column-width="15.058cm" style:rel-column-width="853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50.png" xlink:type="simple" xlink:show="embed" xlink:actuate="onLoad"/></draw:frame></text:p>
          </table:table-cell>
          <table:table-cell table:style-name="Table1.B1" office:value-type="string">
            <text:h text:style-name="P5" text:outline-level="1">Аналитическая апериодика 1-го поряд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6">C</text:span><text:span text:style-name="T3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521cm" svg:height="1.769cm" draw:z-index="1"><draw:image xlink:href="../images/015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9">Блок </text:span><text:span text:style-name="T10">реализует </text:span><text:span text:style-name="T2">аналитико-дискретную</text:span><text:span text:style-name="T10"> математическую модель апериодического звена 1-го порядка, непрерывная математическая модель динамики которого описывается линейным обыкновенным дифференциальным уравнением (ОДУ) вида:</text:span></text:p>
            <text:p text:style-name="P4"><text:span text:style-name="T10"><draw:frame draw:style-name="fr3" draw:name="Объект1" text:anchor-type="as-char" svg:width="5.334cm" svg:height="1.2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0">,</text:span></text:p>
            <text:p text:style-name="P4"><text:span text:style-name="T10">где</text:span><text:span text:style-name="T10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–</text:span><text:span text:style-name="T7"> i-</text:span><text:span text:style-name="T4">ый элемент входного сигнала в блок,</text:span><text:span text:style-name="T4"><draw:frame draw:style-name="fr3" draw:name="Объект6" text:anchor-type="as-char" svg:width="0.64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– элемент вектора постоянных времени,</text:span><text:span text:style-name="T10"><draw:frame draw:style-name="fr3" draw:name="Объект3" text:anchor-type="as-char" svg:width="0.58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– элемент вектора коэффициентов усиления,</text:span><text:span text:style-name="T10"><draw:frame draw:style-name="fr3" draw:name="Объект4" text:anchor-type="as-char" svg:width="1.182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– элемент выходного сигнала из блока.</text:span></text:p>
            <text:p text:style-name="P4"><text:span text:style-name="T1">Обязательное условие:</text:span><text:span text:style-name="T10"> </text:span><text:span text:style-name="T10"><draw:frame draw:style-name="fr3" draw:name="Объект7" text:anchor-type="as-char" svg:width="1.312cm" svg:height="0.621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    <text:p text:style-name="P4">Алгоритм блока реализует вычисление выходного сигнала в <text:span text:style-name="T1">дискретные моменты времени</text:span> (на каждом шаге интегрирования, в том числе и на плохом) по следующему соотношению:</text:p>
            <text:p text:style-name="P4"><draw:frame draw:style-name="fr3" draw:name="Объект5" text:anchor-type="as-char" svg:width="8.55cm" svg:height="1.24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text:p text:style-name="P4">где <draw:frame draw:style-name="fr3" draw:name="Объект14" text:anchor-type="as-char" svg:width="0.667cm" svg:height="0.621cm" draw:z-index="9"><draw:object xlink:href="./Object 14" xlink:type="simple" xlink:show="embed" xlink:actuate="onLoad"/><draw:image xlink:href="./ObjectReplacements/Object 14" xlink:type="simple" xlink:show="embed" xlink:actuate="onLoad"/><svg:desc>формула</svg:desc></draw:frame>–<text:span text:style-name="T6"> </text:span>значение сигнала на выходе блока на <text:span text:style-name="T6">j-</text:span>ом шаге интегрирования,<draw:frame draw:style-name="fr3" draw:name="Объект11" text:anchor-type="as-char" svg:width="1.037cm" svg:height="0.62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–<text:span text:style-name="T6"> </text:span>значение сигнала на входе блока на <text:span text:style-name="T6">(j+1)-</text:span>ом шаге интегрирования, <draw:frame draw:style-name="fr3" draw:name="Объект12" text:anchor-type="as-char" svg:width="1.351cm" svg:height="0.62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– текущий шаг интегрирования.</text:p>
            <text:p text:style-name="P4"><text:span text:style-name="T5">Свойства</text:span>:</text:p>
            <text:list xml:id="list5379430384803775321" text:style-name="L1">
              <text:list-item>
                <text:p text:style-name="P6">Коэффициенты усиления – <text:span text:style-name="T3">вектор </text:span>коэффициентов<draw:frame draw:style-name="fr3" draw:name="Объект8" text:anchor-type="as-char" svg:width="0.58cm" svg:height="0.621cm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6">Постоянные времени – вектор постоянных времени <draw:frame draw:style-name="fr3" draw:name="Объект9" text:anchor-type="as-char" svg:width="0.64cm" svg:height="0.621cm" draw:z-index="13"><draw:object xlink:href="./Object 9" xlink:type="simple" xlink:show="embed" xlink:actuate="onLoad"/><draw:image xlink:href="./ObjectReplacements/Object 9" xlink:type="simple" xlink:show="embed" xlink:actuate="onLoad"/><svg:desc>формула</svg:desc></draw:frame>в секундах.</text:p>
              </text:list-item>
              <text:list-item>
                <text:p text:style-name="P6">Начальные условия – вектор начальных значений<draw:frame draw:style-name="fr3" draw:name="Объект10" text:anchor-type="as-char" svg:width="1.265cm" svg:height="0.621cm" draw:z-index="14"><draw:object xlink:href="./Object 10" xlink:type="simple" xlink:show="embed" xlink:actuate="onLoad"/><draw:image xlink:href="./ObjectReplacements/Object 10" xlink:type="simple" xlink:show="embed" xlink:actuate="onLoad"/><svg:desc>формула</svg:desc></draw:frame>выходной величины блока.</text:p>
              </text:list-item>
            </text:list>
            <text:list xml:id="list6715576376834673289" text:style-name="L2">
              <text:list-item>
                <text:p text:style-name="P7">Дополнительные входы – указывает наличие дополнительных входов блока.</text:p>
              </text:list-item>
              <text:list-item>
                <text:p text:style-name="P7">Начальные условия берутся из – указатель источника начальных условий блока.</text:p>
              </text:list-item>
            </text:list>
            <text:p text:style-name="P4">Если в 4-ой диалоговой строке выбрана опция «<text:span text:style-name="T8">Признак трансляции входа</text:span>», то у блока появляется <text:span text:style-name="T8">новый дополнительный входной</text:span> порт, предназначенный для ввода в блок логического управляющего сигнала, где <text:span text:style-name="T1">0</text:span> соответствует преобразованию входного сигнала по базовому алгоритму (см. формулу), а <text:span text:style-name="T1">1</text:span> соответствует <text:span text:style-name="T1">мгновенной</text:span> передаче входного сигнала на выход блока (без <text:soft-page-break/>преобразования).</text:p>
            <text:p text:style-name="P4">Если в 4-ой диалоговой строке выбрана опция «<text:span text:style-name="T8">Постоянные времени через порты</text:span>», то у блока появляется новый дополнительный входной порт (второй или третий), предназначенный для ввода в блок значений постоянной времени звена. Это, например, позволяет динамически изменять постоянные времени звена в процессе моделирования.</text:p>
            <text:p text:style-name="P4">Если в 5-ой диалоговой строке выбрана опция из «<text:span text:style-name="T8">Параметров блока</text:span>», то начальное условие берется из 3-ей диалоговой строки.</text:p>
            <text:p text:style-name="P4">Если в 5-ой диалоговой строке выбрана опция из «<text:span text:style-name="T8">Входа</text:span>» (значение по умолчанию), то начальное условие берется из 1-го входного порта на <text:span text:style-name="T8">нулевом</text:span> шаге расчета («на старте»)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налитическая апериодика 1-го порядка</dc:title>
    <dc:date>2014-12-08T23:13:53.32</dc:date>
    <meta:generator>OpenOffice/4.1.1$Win32 OpenOffice.org_project/411m6$Build-9775</meta:generator>
    <meta:editing-duration>PT2H14M13S</meta:editing-duration>
    <meta:editing-cycles>55</meta:editing-cycles>
    <meta:document-statistic meta:table-count="1" meta:image-count="2" meta:object-count="13" meta:page-count="2" meta:paragraph-count="23" meta:word-count="297" meta:character-count="2176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i>i</mi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u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T_i cdot {{dy_i(t)}over{dt}} + y_i(t) = k_i cdot u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11/content.xml><?xml version="1.0" encoding="utf-8"?>
<math xmlns="http://www.w3.org/1998/Math/MathML">
  <semantics>
    <mrow>
      <msub>
        <mi>x</mi>
        <mrow>
          <mrow>
            <mi>j</mi>
            <mo stretchy="false">+</mo>
            <mn>1</mn>
          </mrow>
        </mrow>
      </msub>
    </mrow>
    <annotation encoding="StarMath 5.0">x_{j+1}</annotation>
  </semantics>
</math>
</file>

<file path=Object 12/content.xml><?xml version="1.0" encoding="utf-8"?>
<math xmlns="http://www.w3.org/1998/Math/MathML">
  <semantics>
    <mrow>
      <mo stretchy="false">Δ</mo>
      <msub>
        <mi>t</mi>
        <mrow>
          <mrow>
            <mi>j</mi>
            <mo stretchy="false">+</mo>
            <mn>1</mn>
          </mrow>
        </mrow>
      </msub>
    </mrow>
    <annotation encoding="StarMath 5.0">%DELTA t_{j+1}</annotation>
  </semantics>
</math>
</file>

<file path=Object 14/content.xml><?xml version="1.0" encoding="utf-8"?>
<math xmlns="http://www.w3.org/1998/Math/MathML">
  <semantics>
    <mrow>
      <msub>
        <mi>y</mi>
        <mi>j</mi>
      </msub>
    </mrow>
    <annotation encoding="StarMath 5.0">y_j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row>
        <msub>
          <mi>y</mi>
          <mrow>
            <mrow>
              <mi>j</mi>
              <mo stretchy="false">+</mo>
              <mn>1</mn>
            </mrow>
          </mrow>
        </msub>
        <mo stretchy="false">=</mo>
        <mrow>
          <mrow>
            <mi>k</mi>
            <mo stretchy="false">⋅</mo>
            <msub>
              <mi>u</mi>
              <mrow>
                <mrow>
                  <mi>j</mi>
                  <mo stretchy="false">+</mo>
                  <mn>1</mn>
                </mrow>
              </mrow>
            </msub>
          </mrow>
          <mo stretchy="false">+</mo>
          <mrow>
            <mrow>
              <mo stretchy="false">(</mo>
              <mrow>
                <mrow>
                  <msub>
                    <mi>y</mi>
                    <mi>j</mi>
                  </msub>
                  <mo stretchy="false">−</mo>
                  <mrow>
                    <mi>k</mi>
                    <mo stretchy="false">⋅</mo>
                    <msub>
                      <mi>u</mi>
                      <mrow>
                        <mrow>
                          <mi>j</mi>
                          <mo stretchy="false">+</mo>
                          <mn>1</mn>
                        </mrow>
                      </mrow>
                    </msub>
                  </mrow>
                </mrow>
              </mrow>
              <mo stretchy="false">)</mo>
            </mrow>
            <mo stretchy="false">⋅</mo>
            <mi>exp</mi>
          </mrow>
        </mrow>
      </mrow>
      <mrow>
        <mo stretchy="false">(</mo>
        <mrow>
          <mrow>
            <mo stretchy="false">−</mo>
            <mrow>
              <mfrac>
                <mrow>
                  <mo stretchy="false">Δ</mo>
                  <msub>
                    <mi>t</mi>
                    <mrow>
                      <mrow>
                        <mi>j</mi>
                        <mo stretchy="false">+</mo>
                        <mn>1</mn>
                      </mrow>
                    </mrow>
                  </msub>
                </mrow>
                <mrow>
                  <mi>T</mi>
                </mrow>
              </mfrac>
            </mrow>
          </mrow>
        </mrow>
        <mo stretchy="false">)</mo>
      </mrow>
    </mrow>
    <annotation encoding="StarMath 5.0">y_{j+1} = k cdot u_{j+1} + (y_j - k cdot u_{j+1}) cdot exp(- {{%DELTA t_{j+1}} over {T}} )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8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